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341d" officeooo:paragraph-rsid="0020341d"/>
    </style:style>
    <style:style style:name="P2" style:family="paragraph" style:parent-style-name="Text_20_body">
      <style:text-properties officeooo:rsid="0020341d" officeooo:paragraph-rsid="0020341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341d" officeooo:paragraph-rsid="0020341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341d" officeooo:paragraph-rsid="0020341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.905cm"/>
        </style:tab-stops>
      </style:paragraph-properties>
      <style:text-properties style:text-underline-style="solid" style:text-underline-width="auto" style:text-underline-color="font-color" fo:font-weight="bold" officeooo:rsid="0020341d" officeooo:paragraph-rsid="0020341d" style:font-weight-asian="bold" style:font-weight-complex="bold"/>
    </style:style>
    <style:style style:name="P6" style:family="paragraph" style:parent-style-name="Standard">
      <style:text-properties fo:font-weight="bold" officeooo:rsid="0020341d" officeooo:paragraph-rsid="0020341d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20341d" officeooo:paragraph-rsid="0020341d" style:font-weight-asian="bold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20341d" officeooo:paragraph-rsid="0020341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bold" officeooo:rsid="0020341d" officeooo:paragraph-rsid="0020341d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20341d" officeooo:paragraph-rsid="0020341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32e3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466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5 – INTRODUCTION TO FLEX</text:p>
      <text:p text:style-name="P1">Name: Pranamya G Kulal</text:p>
      <text:p text:style-name="P1">Class: CSE A</text:p>
      <text:p text:style-name="P1">Roll no: 8</text:p>
      <text:p text:style-name="P1">Reg no: 220905018</text:p>
      <text:p text:style-name="P1"/>
      <text:p text:style-name="P9">Q1) Count the number of vowels and consonants in the given input.</text:p>
      <text:p text:style-name="P8">i) Code</text:p>
      <text:p text:style-name="P1">%{</text:p>
      <text:p text:style-name="P1">int vowels = 0;</text:p>
      <text:p text:style-name="P1">int consonants = 0;</text:p>
      <text:p text:style-name="P1">%}</text:p>
      <text:p text:style-name="P1">%%</text:p>
      <text:p text:style-name="P1">[aeiouAEIOU] {vowels++;}</text:p>
      <text:p text:style-name="P1">[a-zA-Z] {consonants++;}</text:p>
      <text:p text:style-name="P1">%%</text:p>
      <text:p text:style-name="P1">int yywrap(){}</text:p>
      <text:p text:style-name="P1">int main(int argc, char **argv)</text:p>
      <text:p text:style-name="P1">{</text:p>
      <text:p text:style-name="P1">yylex();</text:p>
      <text:p text:style-name="P1">printf("Enter the string of vowels and consonants:");</text:p>
      <text:p text:style-name="P1"><text:s text:c="4"/>yylex();</text:p>
      <text:p text:style-name="P1"><text:s text:c="4"/>printf("Number of vowels are: <text:s/>%d\n", vowels);</text:p>
      <text:p text:style-name="P1"><text:s text:c="4"/>printf("Number of consonants are: <text:s/>%d\n", consonants);</text:p>
      <text:p text:style-name="P1"><text:s text:c="4"/>return 0;</text:p>
      <text:p text:style-name="P1">}</text:p>
      <text:p text:style-name="P1"/>
      <text:p text:style-name="P3">ii) Terminal</text:p>
      <text:p text:style-name="P1">CD_LAB_A1@debianpc-02:~/Desktop/220905018/Lab5-ProgramsOnFlex/l5q1$ flex l5q1.l</text:p>
      <text:p text:style-name="P1">CD_LAB_A1@debianpc-02:~/Desktop/220905018/Lab5-ProgramsOnFlex/l5q1$ gcc lex.yy.c -o l5q1</text:p>
      <text:p text:style-name="P1">CD_LAB_A1@debianpc-02:~/Desktop/220905018/Lab5-ProgramsOnFlex/l5q1$ ./l5q1</text:p>
      <text:p text:style-name="P1">Hello world</text:p>
      <text:p text:style-name="P1"><text:s/></text:p>
      <text:p text:style-name="P1">Enter the string of vowels and consonants:Number of vowels are: <text:s/>3</text:p>
      <text:p text:style-name="P1">Number of consonants are: <text:s/>7</text:p>
      <text:p text:style-name="P1"/>
      <text:p text:style-name="P7">Q2) Count the number of words, characters, blanks and lines in a given text.</text:p>
      <text:p text:style-name="P5">i) Code</text:p>
      <text:p text:style-name="P1">%{</text:p>
      <text:p text:style-name="P1">int chars = 0;</text:p>
      <text:p text:style-name="P1">int words = 0;</text:p>
      <text:p text:style-name="P1">int lines = 0;</text:p>
      <text:p text:style-name="P1">int blank = 0;</text:p>
      <text:p text:style-name="P1">%}</text:p>
      <text:p text:style-name="P1">%%</text:p>
      <text:p text:style-name="P1">[a-zA-Z]+ { words++; chars += strlen(yytext); }</text:p>
      <text:p text:style-name="P1">\n { lines++; }</text:p>
      <text:p text:style-name="P1">[ ,/t] {blank++; }</text:p>
      <text:p text:style-name="P1">. { chars++; }</text:p>
      <text:p text:style-name="P1">%%</text:p>
      <text:p text:style-name="P1">int main(int argc, char **argv)</text:p>
      <text:p text:style-name="P1"><text:soft-page-break/>{</text:p>
      <text:p text:style-name="P1">yylex();</text:p>
      <text:p text:style-name="P1">printf("Lines: %d Words: %d Characters: %d Blank: %d \n", lines, words, chars, blank); }</text:p>
      <text:p text:style-name="P1">int yywrap()</text:p>
      <text:p text:style-name="P1">{</text:p>
      <text:p text:style-name="P1">return 1;</text:p>
      <text:p text:style-name="P1">}</text:p>
      <text:p text:style-name="P1"/>
      <text:p text:style-name="P3">ii) Terminal</text:p>
      <text:p text:style-name="P1">CD_LAB_A1@debianpc-02:~/Desktop/220905018/Lab5-ProgramsOnFlex/l5q2$ flex l5q2.l</text:p>
      <text:p text:style-name="P1">CD_LAB_A1@debianpc-02:~/Desktop/220905018/Lab5-ProgramsOnFlex/l5q2$ gcc lex.yy.c -o l5q2</text:p>
      <text:p text:style-name="P1">CD_LAB_A1@debianpc-02:~/Desktop/220905018/Lab5-ProgramsOnFlex/l5q2$ ./l5q2</text:p>
      <text:p text:style-name="P1">Hello world</text:p>
      <text:p text:style-name="P1">welcome to flex programming</text:p>
      <text:p text:style-name="P1">thank you</text:p>
      <text:p text:style-name="P1">Lines: 3 Words: 8 Characters: 42 Blank: 5 </text:p>
      <text:p text:style-name="P1"/>
      <text:p text:style-name="P6">Q3) Find the number of positive integer, negative integer, positive floating positive number and negative floating point number</text:p>
      <text:p text:style-name="P3">i) Code</text:p>
      <text:p text:style-name="P1">%{</text:p>
      <text:p text:style-name="P1">int posint = 0;</text:p>
      <text:p text:style-name="P1">int negint = 0;</text:p>
      <text:p text:style-name="P1">int posfloat = 0;</text:p>
      <text:p text:style-name="P1">int negfloat = 0;</text:p>
      <text:p text:style-name="P1">%}</text:p>
      <text:p text:style-name="P1">%%</text:p>
      <text:p text:style-name="P1">^[-][0-9]+ {negint++;}</text:p>
      <text:p text:style-name="P1">[0-9]+ {posint++;}</text:p>
      <text:p text:style-name="P1">^[-][0-9]+[.][0-9]+ {negfloat++;}</text:p>
      <text:p text:style-name="P1">[0-9]+[.][0-9]+ {posfloat++;}</text:p>
      <text:p text:style-name="P1">%%</text:p>
      <text:p text:style-name="P1">int main(int argc, char **argv)</text:p>
      <text:p text:style-name="P1">{</text:p>
      <text:p text:style-name="P1">yylex();</text:p>
      <text:p text:style-name="P1">printf("Total count of \n Postive Integers: %d\n Negative Integers: %d\n Postive Floating Point Numbers: %d\n Negative Flaoting Point Numbers: %d\n", posint, negint, posfloat, negfloat); </text:p>
      <text:p text:style-name="P1">}</text:p>
      <text:p text:style-name="P1">int yywrap()</text:p>
      <text:p text:style-name="P1">{</text:p>
      <text:p text:style-name="P1">return 1;</text:p>
      <text:p text:style-name="P1">}</text:p>
      <text:p text:style-name="P3"/>
      <text:p text:style-name="P3">ii) Terminal</text:p>
      <text:p text:style-name="P1">CD_LAB_A1@debianpc-02:~/Desktop/220905018/Lab5-ProgramsOnFlex/l5q3$ flex l5q3.l</text:p>
      <text:p text:style-name="P1">CD_LAB_A1@debianpc-02:~/Desktop/220905018/Lab5-ProgramsOnFlex/l5q3$ gcc lex.yy.c -o l5q3</text:p>
      <text:p text:style-name="P1">CD_LAB_A1@debianpc-02:~/Desktop/220905018/Lab5-ProgramsOnFlex/l5q3$ ./l5q3</text:p>
      <text:p text:style-name="P1">5</text:p>
      <text:p text:style-name="P1">9.0</text:p>
      <text:p text:style-name="P1"/>
      <text:p text:style-name="P1"><text:soft-page-break/>-63</text:p>
      <text:p text:style-name="P1">-25</text:p>
      <text:p text:style-name="P1">0</text:p>
      <text:p text:style-name="P1">96.3</text:p>
      <text:p text:style-name="P1"/>
      <text:p text:style-name="P1">Total count of </text:p>
      <text:p text:style-name="P1"><text:s/>Postive Integers: 2</text:p>
      <text:p text:style-name="P1"><text:s/>Negative Integers: 2</text:p>
      <text:p text:style-name="P1"><text:s/>Postive Floating Point Numbers: 2</text:p>
      <text:p text:style-name="P1"><text:s/>Negative Flaoting Point Numbers: 0</text:p>
      <text:p text:style-name="P6"/>
      <text:p text:style-name="P6">Q4) <text:s/>Given a input C file, replace all scanf with READ and printf with WRITE statements also find the number of scanf and printf in the file.</text:p>
      <text:p text:style-name="P6"/>
      <text:p text:style-name="P3">i) Code</text:p>
      <text:p text:style-name="P1">%{</text:p>
      <text:p text:style-name="P1">int sf=0,pf=0;</text:p>
      <text:p text:style-name="P1">%}</text:p>
      <text:p text:style-name="P1"/>
      <text:p text:style-name="P1">%%</text:p>
      <text:p text:style-name="P1">"scanf"<text:tab/>{ sf++; fprintf(yyout,"READ");} <text:s/></text:p>
      <text:p text:style-name="P1">"printf" { pf++; fprintf(yyout,"WRITE");} </text:p>
      <text:p text:style-name="P1">%%</text:p>
      <text:p text:style-name="P1"/>
      <text:p text:style-name="P1">int main()</text:p>
      <text:p text:style-name="P1">{</text:p>
      <text:p text:style-name="P1"><text:tab/>yyin=fopen("readfile.c","r"); </text:p>
      <text:p text:style-name="P1"><text:tab/>yyout=fopen("writefile.c","w"); <text:s/></text:p>
      <text:p text:style-name="P1"><text:tab/>yylex();</text:p>
      <text:p text:style-name="P1"><text:tab/>printf("Number of scanfs=%d\nNumber of Printf's=%d\n",sf,pf);</text:p>
      <text:p text:style-name="P1"><text:s text:c="4"/>return 0;</text:p>
      <text:p text:style-name="P1">}</text:p>
      <text:p text:style-name="P1">int yywrap(){ return 1; }</text:p>
      <text:p text:style-name="P1"/>
      <text:p text:style-name="P3">ii) Terminal</text:p>
      <text:p text:style-name="P1">CD_LAB_A1@debianpc-02:~/Desktop/220905018/Lab5-ProgramsOnFlex/l5q4$ flex l5q4.l</text:p>
      <text:p text:style-name="P1">CD_LAB_A1@debianpc-02:~/Desktop/220905018/Lab5-ProgramsOnFlex/l5q4$ gcc lex.yy.c -o l5q4</text:p>
      <text:p text:style-name="P1">CD_LAB_A1@debianpc-02:~/Desktop/220905018/Lab5-ProgramsOnFlex/l5q4$ ./l5q4</text:p>
      <text:p text:style-name="P1">Number of scanfs=2</text:p>
      <text:p text:style-name="P1">Number of Printf's=7</text:p>
      <text:p text:style-name="P1"/>
      <text:p text:style-name="P3">iii) readfile.c</text:p>
      <text:p text:style-name="P1">#include&lt;stdio.h&gt;</text:p>
      <text:p text:style-name="P1"/>
      <text:p text:style-name="P1">int main(){</text:p>
      <text:p text:style-name="P1"><text:s text:c="4"/>printf("abc");</text:p>
      <text:p text:style-name="P1"><text:s text:c="4"/>printf("def");</text:p>
      <text:p text:style-name="P1"><text:s text:c="4"/>printf("xyz");</text:p>
      <text:p text:style-name="P1"><text:s text:c="4"/>int abc;</text:p>
      <text:p text:style-name="P1"><text:s text:c="4"/>scanf("%d", &amp;abc);</text:p>
      <text:p text:style-name="P1"><text:s text:c="4"/>printf("abc");</text:p>
      <text:p text:style-name="P1"><text:soft-page-break/><text:s text:c="4"/>printf("abc");</text:p>
      <text:p text:style-name="P1"><text:s text:c="4"/>float val;</text:p>
      <text:p text:style-name="P1"><text:s text:c="4"/>scanf("%f", &amp;val);</text:p>
      <text:p text:style-name="P1"><text:s text:c="4"/>printf("abc");</text:p>
      <text:p text:style-name="P1"><text:s text:c="4"/>printf("abc");</text:p>
      <text:p text:style-name="P1">}</text:p>
      <text:p text:style-name="P1"/>
      <text:p text:style-name="P3">iv) writefile.c</text:p>
      <text:p text:style-name="P1">#include&lt;stdio.h&gt;</text:p>
      <text:p text:style-name="P1"/>
      <text:p text:style-name="P1">int main(){</text:p>
      <text:p text:style-name="P1"><text:s text:c="4"/>WRITE("abc");</text:p>
      <text:p text:style-name="P1"><text:s text:c="4"/>WRITE("def");</text:p>
      <text:p text:style-name="P1"><text:s text:c="4"/>WRITE("xyz");</text:p>
      <text:p text:style-name="P1"><text:s text:c="4"/>int abc;</text:p>
      <text:p text:style-name="P1"><text:s text:c="4"/>READ("%d", &amp;abc);</text:p>
      <text:p text:style-name="P1"><text:s text:c="4"/>WRITE("abc");</text:p>
      <text:p text:style-name="P1"><text:s text:c="4"/>WRITE("abc");</text:p>
      <text:p text:style-name="P1"><text:s text:c="4"/>float val;</text:p>
      <text:p text:style-name="P1"><text:s text:c="4"/>READ("%f", &amp;val);</text:p>
      <text:p text:style-name="P1"><text:s text:c="4"/>WRITE("abc");</text:p>
      <text:p text:style-name="P1"><text:s text:c="4"/>WRITE("abc");</text:p>
      <text:p text:style-name="P1">}</text:p>
      <text:p text:style-name="P1"/>
      <text:p text:style-name="P6">Q5) That changes a number from decimal to hexadecimal notation.</text:p>
      <text:p text:style-name="P3">i) Code</text:p>
      <text:p text:style-name="P1">%{ </text:p>
      <text:p text:style-name="P1"><text:s text:c="4"/>int num, r, digit=0, count, pcount=0, i; </text:p>
      <text:p text:style-name="P1"><text:s text:c="4"/>char a[20]; </text:p>
      <text:p text:style-name="P1">%} </text:p>
      <text:p text:style-name="P1"><text:s text:c="2"/></text:p>
      <text:p text:style-name="P1">%% </text:p>
      <text:p text:style-name="P1">[0-9]+ { num=atoi(yytext); </text:p>
      <text:p text:style-name="P1"><text:s text:c="8"/>while(num!=0){ </text:p>
      <text:p text:style-name="P1"><text:s text:c="12"/>r=num%16; </text:p>
      <text:p text:style-name="P1"><text:s text:c="12"/>digit='0'+r; </text:p>
      <text:p text:style-name="P1"><text:s text:c="12"/>if(digit&gt;'9') </text:p>
      <text:p text:style-name="P1"><text:s text:c="12"/>digit+=7; </text:p>
      <text:p text:style-name="P1"><text:s text:c="12"/>a[count++]=digit; </text:p>
      <text:p text:style-name="P1"><text:s text:c="12"/>num=num/16; </text:p>
      <text:p text:style-name="P1"><text:s text:c="8"/>} </text:p>
      <text:p text:style-name="P1"><text:s text:c="8"/>for(i=count-1;i&gt;=pcount;--i) </text:p>
      <text:p text:style-name="P1"><text:s text:c="16"/>printf("Hex val: %c", a[i]); </text:p>
      <text:p text:style-name="P1"><text:s text:c="16"/>pcount=count; </text:p>
      <text:p text:style-name="P1"><text:s text:c="8"/>} <text:s text:c="9"/></text:p>
      <text:p text:style-name="P1">%% </text:p>
      <text:p text:style-name="P1">int main() </text:p>
      <text:p text:style-name="P1">{ </text:p>
      <text:p text:style-name="P1"><text:s text:c="4"/>yylex(); </text:p>
      <text:p text:style-name="P1"><text:s text:c="4"/>return 0; </text:p>
      <text:p text:style-name="P1">} <text:s text:c="6"/></text:p>
      <text:p text:style-name="P1">int yywrap(){ return 1; }</text:p>
      <text:p text:style-name="P3"><text:soft-page-break/>ii) Terminal</text:p>
      <text:p text:style-name="P1">CD_LAB_A1@debianpc-02:~/Desktop/220905018/Lab5-ProgramsOnFlex/l5q5$ flex l5q5.l</text:p>
      <text:p text:style-name="P1">CD_LAB_A1@debianpc-02:~/Desktop/220905018/Lab5-ProgramsOnFlex/l5q5$ gcc lex.yy.c -o l5q5</text:p>
      <text:p text:style-name="P1">CD_LAB_A1@debianpc-02:~/Desktop/220905018/Lab5-ProgramsOnFlex/l5q5$ ./l5q5</text:p>
      <text:p text:style-name="P1">12</text:p>
      <text:p text:style-name="P1">Hex val: C</text:p>
      <text:p text:style-name="P1">10</text:p>
      <text:p text:style-name="P1">Hex val: A</text:p>
      <text:p text:style-name="P1">63</text:p>
      <text:p text:style-name="P1">Hex val: 3Hex val: F</text:p>
      <text:p text:style-name="P1">2</text:p>
      <text:p text:style-name="P1">Hex val: 2</text:p>
      <text:p text:style-name="P1"/>
      <text:p text:style-name="P2"><text:span text:style-name="Strong_20_Emphasis"><text:span text:style-name="T5">Q</text:span></text:span><text:span text:style-name="Strong_20_Emphasis"><text:span text:style-name="T4">6</text:span></text:span><text:span text:style-name="Strong_20_Emphasis"><text:span text:style-name="T5">)</text:span></text:span><text:span text:style-name="Strong_20_Emphasis"><text:span text:style-name="T4"> Convert uppercase characters to lowercase characters of C file excluding the characters present in the comment.</text:span></text:span></text:p>
      <text:p text:style-name="P2"><text:span text:style-name="Strong_20_Emphasis"><text:span text:style-name="T1">i) Code</text:span></text:span></text:p>
      <text:p text:style-name="P2"><text:span text:style-name="Strong_20_Emphasis"><text:span text:style-name="T3">%{</text:span></text:span></text:p>
      <text:p text:style-name="P2"><text:span text:style-name="Strong_20_Emphasis"><text:span text:style-name="T3">#include &lt;stdio.h&gt;</text:span></text:span></text:p>
      <text:p text:style-name="P2"><text:span text:style-name="Strong_20_Emphasis"><text:span text:style-name="T3">#include &lt;ctype.h&gt;</text:span></text:span></text:p>
      <text:p text:style-name="P2"><text:span text:style-name="Strong_20_Emphasis"><text:span text:style-name="T3">%}</text:span></text:span></text:p>
      <text:p text:style-name="P2"><text:span text:style-name="Strong_20_Emphasis"><text:span text:style-name="T3">%start COMMENT</text:span></text:span></text:p>
      <text:p text:style-name="P2"><text:span text:style-name="Strong_20_Emphasis"><text:span text:style-name="T3">%%</text:span></text:span></text:p>
      <text:p text:style-name="P2"><text:span text:style-name="Strong_20_Emphasis"><text:span text:style-name="T3">"//".* <text:s text:c="14"/>{ printf("%s", yytext); }</text:span></text:span></text:p>
      <text:p text:style-name="P2"><text:span text:style-name="Strong_20_Emphasis"><text:span text:style-name="T3">"/*" <text:s text:c="16"/>{ BEGIN(COMMENT); printf("%s", yytext); }</text:span></text:span></text:p>
      <text:p text:style-name="P2"><text:span text:style-name="Strong_20_Emphasis"><text:span text:style-name="T3">&lt;COMMENT&gt;"*/" <text:s text:c="6"/>{ BEGIN(INITIAL); printf("%s", yytext); }</text:span></text:span></text:p>
      <text:p text:style-name="P2"><text:span text:style-name="Strong_20_Emphasis"><text:span text:style-name="T3">&lt;COMMENT&gt;. <text:s text:c="10"/>{ printf("%s", yytext); }</text:span></text:span></text:p>
      <text:p text:style-name="P2"><text:span text:style-name="Strong_20_Emphasis"><text:span text:style-name="T3">&lt;COMMENT&gt;\n <text:s text:c="9"/>{ printf("%s", yytext); }</text:span></text:span></text:p>
      <text:p text:style-name="P2"><text:span text:style-name="Strong_20_Emphasis"><text:span text:style-name="T3"><text:s/></text:span></text:span></text:p>
      <text:p text:style-name="P2"><text:span text:style-name="Strong_20_Emphasis"><text:span text:style-name="T3">[a-z] <text:s text:c="15"/>{ putchar(yytext[0]); }</text:span></text:span></text:p>
      <text:p text:style-name="P2"><text:span text:style-name="Strong_20_Emphasis"><text:span text:style-name="T3">[A-Z] <text:s text:c="15"/>{ putchar(tolower(yytext[0])); }</text:span></text:span></text:p>
      <text:p text:style-name="P2"><text:span text:style-name="Strong_20_Emphasis"><text:span text:style-name="T3">. <text:s text:c="20"/>{ putchar(yytext[0]); }</text:span></text:span></text:p>
      <text:p text:style-name="P2"><text:span text:style-name="Strong_20_Emphasis"><text:span text:style-name="T3">%%</text:span></text:span></text:p>
      <text:p text:style-name="P2"><text:span text:style-name="Strong_20_Emphasis"><text:span text:style-name="T3">int main(int argc, char *argv[]) {</text:span></text:span></text:p>
      <text:p text:style-name="P2"><text:span text:style-name="Strong_20_Emphasis"><text:span text:style-name="T3">if (argc &gt; 1) {</text:span></text:span></text:p>
      <text:p text:style-name="P2"><text:span text:style-name="Strong_20_Emphasis"><text:span text:style-name="T3">FILE *file = fopen(argv[1], "r");</text:span></text:span></text:p>
      <text:p text:style-name="P2"><text:span text:style-name="Strong_20_Emphasis"><text:span text:style-name="T3">if (file) {</text:span></text:span></text:p>
      <text:p text:style-name="P2"><text:span text:style-name="Strong_20_Emphasis"><text:span text:style-name="T3">yyin = file;</text:span></text:span></text:p>
      <text:p text:style-name="P2"><text:soft-page-break/><text:span text:style-name="Strong_20_Emphasis"><text:span text:style-name="T3">yylex();</text:span></text:span></text:p>
      <text:p text:style-name="P2"><text:span text:style-name="Strong_20_Emphasis"><text:span text:style-name="T3">fclose(file);</text:span></text:span></text:p>
      <text:p text:style-name="P2"><text:span text:style-name="Strong_20_Emphasis"><text:span text:style-name="T3">} else {</text:span></text:span></text:p>
      <text:p text:style-name="P2"><text:span text:style-name="Strong_20_Emphasis"><text:span text:style-name="T3">perror("Error opening file")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>} else {</text:span></text:span></text:p>
      <text:p text:style-name="P2"><text:span text:style-name="Strong_20_Emphasis"><text:span text:style-name="T3">yylex()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>return 0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>int yywrap(){ return 1; }</text:span></text:span></text:p>
      <text:p text:style-name="P2"><text:span text:style-name="Strong_20_Emphasis"><text:span text:style-name="T1">ii) </text:span></text:span><text:span text:style-name="Strong_20_Emphasis"><text:span text:style-name="T2">readfile</text:span></text:span><text:span text:style-name="Strong_20_Emphasis"><text:span text:style-name="T1">.c</text:span></text:span></text:p>
      <text:p text:style-name="P2"><text:span text:style-name="Strong_20_Emphasis"><text:span text:style-name="T3">/*the is a code to add TWO numbers*/</text:span></text:span></text:p>
      <text:p text:style-name="P2"><text:span text:style-name="Strong_20_Emphasis"><text:span text:style-name="T3">#include&lt;stdio.h&gt;</text:span></text:span></text:p>
      <text:p text:style-name="P2"><text:span text:style-name="Strong_20_Emphasis"><text:span text:style-name="T3">int main(){</text:span></text:span></text:p>
      <text:p text:style-name="P2"><text:span text:style-name="Strong_20_Emphasis"><text:span text:style-name="T3"><text:s text:c="4"/>int a= 6, b = 8;</text:span></text:span></text:p>
      <text:p text:style-name="P2"><text:span text:style-name="Strong_20_Emphasis"><text:span text:style-name="T3"><text:s text:c="4"/>printf("THE SUM IS %d", a + b);</text:span></text:span></text:p>
      <text:p text:style-name="P2"><text:span text:style-name="Strong_20_Emphasis"><text:span text:style-name="T3"><text:s text:c="4"/>return 0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1">iii) Terminal</text:span></text:span></text:p>
      <text:p text:style-name="P2"><text:span text:style-name="Strong_20_Emphasis"><text:span text:style-name="T3">CD_LAB_A1@debianpc-02:~/Desktop/220905018/Lab5-ProgramsOnFlex/l5q6$ flex l5q6.l</text:span></text:span></text:p>
      <text:p text:style-name="P2"><text:span text:style-name="Strong_20_Emphasis"><text:span text:style-name="T3">CD_LAB_A1@debianpc-02:~/Desktop/220905018/Lab5-ProgramsOnFlex/l5q6$ gcc lex.yy.c -o l5q6</text:span></text:span></text:p>
      <text:p text:style-name="P2"><text:span text:style-name="Strong_20_Emphasis"><text:span text:style-name="T3">CD_LAB_A1@debianpc-02:~/Desktop/220905018/Lab5-ProgramsOnFlex/l5q6$ ./l5q6 readfile.c</text:span></text:span></text:p>
      <text:p text:style-name="P2"><text:span text:style-name="Strong_20_Emphasis"><text:span text:style-name="T3">/*the is a code to add TWO numbers*/</text:span></text:span></text:p>
      <text:p text:style-name="P2"><text:span text:style-name="Strong_20_Emphasis"><text:span text:style-name="T3">#include&lt;stdio.h&gt;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int main(){</text:span></text:span></text:p>
      <text:p text:style-name="P2"><text:span text:style-name="Strong_20_Emphasis"><text:span text:style-name="T3"><text:s text:c="4"/>int a= 6, b = 8;</text:span></text:span></text:p>
      <text:p text:style-name="P2"><text:span text:style-name="Strong_20_Emphasis"><text:span text:style-name="T3"><text:s text:c="4"/>printf("the sum is %d", a + b);</text:span></text:span></text:p>
      <text:p text:style-name="P2"><text:span text:style-name="Strong_20_Emphasis"><text:span text:style-name="T3"><text:s text:c="4"/>return 0;</text:span></text:span></text:p>
      <text:p text:style-name="P2"><text:span text:style-name="Strong_20_Emphasis"><text:span text:style-name="T3">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02:38.561039892</meta:creation-date>
    <meta:generator>LibreOffice/7.4.7.2$Linux_X86_64 LibreOffice_project/40$Build-2</meta:generator>
    <dc:date>2025-02-12T14:48:25.593570450</dc:date>
    <meta:editing-duration>PT40M20S</meta:editing-duration>
    <meta:editing-cycles>3</meta:editing-cycles>
    <meta:document-statistic meta:table-count="0" meta:image-count="0" meta:object-count="0" meta:page-count="6" meta:paragraph-count="248" meta:word-count="732" meta:character-count="5951" meta:non-whitespace-character-count="5010"/>
  </office:meta>
</office:document-meta>
</file>